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8c1f" officeooo:paragraph-rsid="00088c1f"/>
    </style:style>
    <style:style style:name="P2" style:family="paragraph" style:parent-style-name="Standard">
      <style:text-properties fo:font-size="14pt" officeooo:rsid="00088c1f" officeooo:paragraph-rsid="00088c1f" style:font-size-asian="14pt" style:font-size-complex="14pt"/>
    </style:style>
    <style:style style:name="P3" style:family="paragraph" style:parent-style-name="Standard">
      <style:text-properties fo:font-size="14pt" officeooo:rsid="000a8c76" officeooo:paragraph-rsid="000a8c76" style:font-size-asian="14pt" style:font-size-complex="14pt"/>
    </style:style>
    <style:style style:name="P4" style:family="paragraph" style:parent-style-name="Standard">
      <style:text-properties fo:font-size="12pt" officeooo:rsid="000a8c76" officeooo:paragraph-rsid="000a8c76" style:font-size-asian="12pt" style:font-size-complex="12pt"/>
    </style:style>
    <style:style style:name="P5" style:family="paragraph" style:parent-style-name="Standard" style:list-style-name="L1">
      <style:text-properties fo:font-size="12pt" officeooo:rsid="000a8c76" officeooo:paragraph-rsid="000a8c76" style:font-size-asian="12pt" style:font-size-complex="12pt"/>
    </style:style>
    <style:style style:name="P6" style:family="paragraph" style:parent-style-name="Standard">
      <style:text-properties fo:font-size="12pt" officeooo:rsid="000a8c76" officeooo:paragraph-rsid="000a8c76" style:font-size-asian="12pt" style:font-size-complex="12pt"/>
    </style:style>
    <style:style style:name="P7" style:family="paragraph" style:parent-style-name="Standard" style:list-style-name="L2">
      <style:text-properties fo:font-size="12pt" officeooo:rsid="000ccba3" officeooo:paragraph-rsid="000ccba3" style:font-size-asian="10.5pt" style:font-size-complex="12pt"/>
    </style:style>
    <style:style style:name="P8" style:family="paragraph" style:parent-style-name="Standard">
      <style:text-properties fo:font-size="14pt" officeooo:rsid="000ccba3" officeooo:paragraph-rsid="000ccba3" style:font-size-asian="14pt" style:font-size-complex="14pt"/>
    </style:style>
    <style:style style:name="T1" style:family="text">
      <style:text-properties officeooo:rsid="000a8c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nbank für eine Kita</text:p>
      <text:p text:style-name="P1"/>
      <text:p text:style-name="P1">Adressenverwaltung</text:p>
      <text:p text:style-name="P1">Einsatzplanung der Mitarbeiter</text:p>
      <text:p text:style-name="P1">Anwesenheitskontrolle</text:p>
      <text:p text:style-name="P1">Essensbestellung</text:p>
      <text:p text:style-name="P1">Raumplanung</text:p>
      <text:p text:style-name="P1">Gruppenzuordnung der Kinder</text:p>
      <text:p text:style-name="P1"/>
      <text:p text:style-name="P1">öffnet um 7:30</text:p>
      <text:p text:style-name="P1">Kinder müssen bis 9:00 abgegeben</text:p>
      <text:p text:style-name="P1">mehrere Gruppen</text:p>
      <text:p text:style-name="P1">gemeinsames Frühstück um 9:00 </text:p>
      <text:p text:style-name="P1">gemeinsame Bastel- und Spielaktion nach dem Frühstück</text:p>
      <text:p text:style-name="P1">Kinder der Grashüpfer-Gruppe werden 12:00 – 13:00 abgeholt</text:p>
      <text:p text:style-name="P1">die Kinder dürfen nur von abhol<text:span text:style-name="T1">e</text:span>-berechtigten Personen abgeholt werden</text:p>
      <text:p text:style-name="P1">die Kinder, die über Mittag hinaus bleiben, kriegen um 12:00 Mittagessen</text:p>
      <text:p text:style-name="P1">die Eltern dürfen aus 3 verschiedenen Kategorien wählen: normal, vegetarisch, vollwertig</text:p>
      <text:p text:style-name="P1">Mittagsruhe 13:00 – 13:30</text:p>
      <text:p text:style-name="P1">Sport- und Tobe-<text:span text:style-name="T1">P</text:span>hase nach der Mittagsruhe</text:p>
      <text:p text:style-name="P1">Kinder 15:00 – 16:30 abgeholt</text:p>
      <text:p text:style-name="P1">für den Notfall müssen mehrere Adressen / Telefonnummern hinterlegt werden, unter denen sie, oder bekannte erreichbar sind</text:p>
      <text:p text:style-name="P1"/>
      <text:p text:style-name="P3">Anforderungsliste</text:p>
      <text:p text:style-name="P4"/>
      <text:list xml:id="list121151575" text:style-name="L1">
        <text:list-item>
          <text:p text:style-name="P5">Wie heißen die Kinder?</text:p>
        </text:list-item>
        <text:list-item>
          <text:p text:style-name="P5">Welches Geburtsdatum haben die Kinder?</text:p>
        </text:list-item>
        <text:list-item>
          <text:p text:style-name="P5">Welche Allergien haben die Kinder?</text:p>
        </text:list-item>
        <text:list-item>
          <text:p text:style-name="P5">Wie heißen die Gruppen?</text:p>
        </text:list-item>
        <text:list-item>
          <text:p text:style-name="P5">Wie lange ist die Betreuung der Gruppen?</text:p>
        </text:list-item>
        <text:list-item>
          <text:p text:style-name="P5">Zu welcher Gruppe gehören die Kinder?</text:p>
        </text:list-item>
        <text:list-item>
          <text:p text:style-name="P5">Welches Essen essen die Kinder?</text:p>
        </text:list-item>
        <text:list-item>
          <text:p text:style-name="P5">In welchen Räumen sind die Gruppen?</text:p>
        </text:list-item>
        <text:list-item>
          <text:p text:style-name="P5">Wie heißen die Betreuenden?</text:p>
        </text:list-item>
        <text:list-item>
          <text:p text:style-name="P5">Welche Telefonnummer haben die Betreuenden?</text:p>
        </text:list-item>
        <text:list-item>
          <text:p text:style-name="P5">Welche Gruppe leiten die Betreuenden?</text:p>
        </text:list-item>
        <text:list-item>
          <text:p text:style-name="P5">Was sind die Notfall-Adressen der Kinder?</text:p>
        </text:list-item>
        <text:list-item>
          <text:p text:style-name="P5">Wer sind die Eltern von dem Kind?</text:p>
        </text:list-item>
        <text:list-item>
          <text:p text:style-name="P5">Welche Personen sind abhole-berechtigt?</text:p>
        </text:list-item>
        <text:list-item>
          <text:p text:style-name="P5">Wer ist Ansprechpartner im Notfall?</text:p>
        </text:list-item>
      </text:list>
      <text:p text:style-name="P4"/>
      <text:p text:style-name="P8">Entitäten</text:p>
      <text:list xml:id="list358025853" text:style-name="L2">
        <text:list-item>
          <text:p text:style-name="P7">Kind</text:p>
        </text:list-item>
        <text:list-item>
          <text:p text:style-name="P7">Gruppe</text:p>
        </text:list-item>
        <text:list-item>
          <text:p text:style-name="P7">Mitarbeiter</text:p>
        </text:list-item>
        <text:list-item>
          <text:p text:style-name="P7">Adresse</text:p>
        </text:list-item>
        <text:list-item>
          <text:p text:style-name="P7">Pers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5:38:01.961761798</meta:creation-date>
    <dc:date>2023-01-19T15:02:02.110620431</dc:date>
    <meta:editing-duration>PT23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208" meta:character-count="1391" meta:non-whitespace-character-count="1241"/>
  </office:meta>
</office:document-meta>
</file>